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641a" officeooo:paragraph-rsid="001b641a"/>
    </style:style>
    <style:style style:name="P2" style:family="paragraph" style:parent-style-name="Standard">
      <style:text-properties officeooo:rsid="001b641a" officeooo:paragraph-rsid="00245386"/>
    </style:style>
    <style:style style:name="P3" style:family="paragraph" style:parent-style-name="Standard">
      <style:text-properties officeooo:rsid="001e4e17" officeooo:paragraph-rsid="001e4e17"/>
    </style:style>
    <style:style style:name="P4" style:family="paragraph" style:parent-style-name="Standard">
      <style:text-properties officeooo:rsid="001e4e17" officeooo:paragraph-rsid="0022971c"/>
    </style:style>
    <style:style style:name="P5" style:family="paragraph" style:parent-style-name="Standard">
      <style:text-properties officeooo:rsid="001e4e17" officeooo:paragraph-rsid="00245386"/>
    </style:style>
    <style:style style:name="P6" style:family="paragraph" style:parent-style-name="Standard">
      <style:text-properties officeooo:rsid="001e4e17" officeooo:paragraph-rsid="0026cabe"/>
    </style:style>
    <style:style style:name="P7" style:family="paragraph" style:parent-style-name="Standard">
      <style:text-properties officeooo:rsid="001eb074" officeooo:paragraph-rsid="001eb074"/>
    </style:style>
    <style:style style:name="P8" style:family="paragraph" style:parent-style-name="Standard">
      <style:text-properties officeooo:rsid="001eb074" officeooo:paragraph-rsid="00245386"/>
    </style:style>
    <style:style style:name="P9" style:family="paragraph" style:parent-style-name="Standard">
      <style:text-properties officeooo:rsid="001eb074" officeooo:paragraph-rsid="001e4e17"/>
    </style:style>
    <style:style style:name="P10" style:family="paragraph" style:parent-style-name="Standard">
      <style:text-properties officeooo:rsid="001eb074" officeooo:paragraph-rsid="0026cabe"/>
    </style:style>
    <style:style style:name="P11" style:family="paragraph" style:parent-style-name="Standard">
      <style:text-properties officeooo:rsid="00201d4a" officeooo:paragraph-rsid="00201d4a"/>
    </style:style>
    <style:style style:name="P12" style:family="paragraph" style:parent-style-name="Standard">
      <style:text-properties officeooo:rsid="00201d4a" officeooo:paragraph-rsid="0026cabe"/>
    </style:style>
    <style:style style:name="P13" style:family="paragraph" style:parent-style-name="Standard">
      <style:text-properties officeooo:rsid="0022971c" officeooo:paragraph-rsid="0022971c"/>
    </style:style>
    <style:style style:name="P14" style:family="paragraph" style:parent-style-name="Standard">
      <style:text-properties officeooo:rsid="00245386" officeooo:paragraph-rsid="00245386"/>
    </style:style>
    <style:style style:name="P15" style:family="paragraph" style:parent-style-name="Standard">
      <style:text-properties officeooo:rsid="00245386" officeooo:paragraph-rsid="0026cabe"/>
    </style:style>
    <style:style style:name="P16" style:family="paragraph" style:parent-style-name="Standard">
      <style:text-properties officeooo:rsid="00261cf5" officeooo:paragraph-rsid="00261cf5"/>
    </style:style>
    <style:style style:name="P17" style:family="paragraph" style:parent-style-name="Standard">
      <style:text-properties officeooo:rsid="0026cabe" officeooo:paragraph-rsid="0026cabe"/>
    </style:style>
    <style:style style:name="P18" style:family="paragraph" style:parent-style-name="Standard">
      <style:text-properties officeooo:rsid="00280f1d" officeooo:paragraph-rsid="00280f1d"/>
    </style:style>
    <style:style style:name="P19" style:family="paragraph" style:parent-style-name="Standard">
      <style:text-properties officeooo:rsid="0029fdec" officeooo:paragraph-rsid="0029fdec"/>
    </style:style>
    <style:style style:name="P20" style:family="paragraph" style:parent-style-name="Standard">
      <style:text-properties officeooo:rsid="0029fdec" officeooo:paragraph-rsid="0029fdec" fo:background-color="#ffff00"/>
    </style:style>
    <style:style style:name="P21" style:family="paragraph" style:parent-style-name="Standard">
      <style:text-properties officeooo:rsid="002c67ef" officeooo:paragraph-rsid="002c67ef"/>
    </style:style>
    <style:style style:name="T1" style:family="text">
      <style:text-properties officeooo:rsid="001e4e17"/>
    </style:style>
    <style:style style:name="T2" style:family="text">
      <style:text-properties officeooo:rsid="0022971c"/>
    </style:style>
    <style:style style:name="T3" style:family="text">
      <style:text-properties officeooo:rsid="00245386"/>
    </style:style>
    <style:style style:name="T4" style:family="text">
      <style:text-properties officeooo:rsid="00261cf5"/>
    </style:style>
    <style:style style:name="T5" style:family="text">
      <style:text-properties officeooo:rsid="0026ca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4 </text:p>
      <text:p text:style-name="P1"/>
      <text:p text:style-name="P1">SPY vs SPY </text:p>
      <text:p text:style-name="P1"/>
      <text:p text:style-name="P1"/>
      <text:p text:style-name="P1">Introduction</text:p>
      <text:p text:style-name="P1"/>
      <text:p text:style-name="P1">A few years ago, a friend and I were eating lunch. The topic of investing for retirement came up. The question was asked, what is a good way to invest. </text:p>
      <text:p text:style-name="P1"><text:line-break/>My friend strongly suggested that people should just invest in the SPY for the long term. </text:p>
      <text:p text:style-name="P1"/>
      <text:p text:style-name="P1">I suggested people should look at individual stocks, particularly stocks that make up the SPY. Some of the stocks in the SPY are causing it to grow more than others. <text:s/></text:p>
      <text:p text:style-name="P1"/>
      <text:p text:style-name="P1">My friend’s suggested path certainly has merit. If someone invests in the SPY itself, the odds are, for the longer term, you will neither beat the market, nor underperform the market. You’ll get the returns of the market. </text:p>
      <text:p text:style-name="P1"/>
      <text:p text:style-name="P1">And it’s easy. You don’t have to research any stocks as the set of stocks that make up the SPY are periodically adjusted. Companies that do not meet a certain threshold are replaced with other stocks that do. <text:span text:style-name="T2">So, without having to do any research yourself, you will be investing in some of the best companies. </text:span></text:p>
      <text:p text:style-name="P1"/>
      <text:p text:style-name="P1">On the other hand, what if you tried to invest in stocks that you thought would beat the SPY? This path also has merit. You might pick the stock(s) that did better than the SPY and potentially make a better return. On the other hand, you would need to do some kind of work to determine what those stocks might be. It’s also possible that the stocks you picked, or the combination of stocks you picked might bring less return than the SPY. <text:span text:style-name="T2">But clearly if you concentrate on the stocks that make up the SPY, something must be driving the SPY ETF. Can we predict what these might be?</text:span></text:p>
      <text:p text:style-name="P1"/>
      <text:p text:style-name="P1"/>
      <text:p text:style-name="P1">The Project Description </text:p>
      <text:p text:style-name="P1"/>
      <text:p text:style-name="P1">This project is going to look at these 2 options. Overall is it better the just invest in the SPY, or is it possible to pick a set of stocks (that make up the SPY) <text:span text:style-name="T2">with the goal of </text:span>outperform<text:span text:style-name="T2">ing</text:span> it? If the latter, can it be done consistently? </text:p>
      <text:p text:style-name="P1"/>
      <text:p text:style-name="P1"/>
      <text:p text:style-name="P8">Different people have different timelines for <text:span text:style-name="T2">holding securities. </text:span>Some people day trade. Others use algorithms for intraday trading. Some do swing trading. Others hold for a very long period of time (ie, Warren Buffet). </text:p>
      <text:p text:style-name="P2"/>
      <text:p text:style-name="P2"/>
      <text:p text:style-name="P2">We will be <text:span text:style-name="T2">concentrating on a 1 year period from 2Q2022 through 2Q2023, on a quarterly basis, pulling da</text:span>ta from Alpha Vantage, including the following components: price history <text:span text:style-name="T2">and </text:span>financial statements, including balance sheets, income statements and cash flows. <text:s/></text:p>
      <text:p text:style-name="P5">We will then <text:span text:style-name="T3">manipulate the data as needed (ie if there are any NULL values), filter out</text:span> only what we need, and prepare the data for machine learning. </text:p>
      <text:p text:style-name="P1"><text:soft-page-break/></text:p>
      <text:p text:style-name="P1"/>
      <text:p text:style-name="P1">The Method – What we’ll be Doing <text:s/>- <text:span text:style-name="T1">an Overview</text:span></text:p>
      <text:p text:style-name="P1"/>
      <text:p text:style-name="P1"/>
      <text:p text:style-name="P1">We will be pulling most of <text:span text:style-name="T2">our</text:span> data from Alpha Vantage. This company does offer a free tier, however, it’s limited in the amount you can pull on a daily basis. <text:span text:style-name="T5">For this project we need the paid version. </text:span></text:p>
      <text:p text:style-name="P1">The paid <text:span text:style-name="T5">version</text:span> allows for unlimited amounts of data to be pulled starting at $50 a month. <text:span text:style-name="T3">To follow along with all steps you will need to be able to pull several thousand pieces of data: about 500 counts each for stock history, balance sheets, income statements and cash flow statements. </text:span></text:p>
      <text:p text:style-name="P1"/>
      <text:p text:style-name="P1"/>
      <text:p text:style-name="P4"/>
      <text:p text:style-name="P3"/>
      <text:p text:style-name="P3">We will also be pulling in <text:span text:style-name="T5">a wikipedia website that has the current list of the stocks that make up the SPY</text:span>. <text:span text:style-name="T2">Initially I considered using companies that used to be in the SPY but are no longer </text:span><text:span text:style-name="T5">o</text:span><text:span text:style-name="T3">n that list</text:span><text:span text:style-name="T2">. The problem with this approach is that most of these companies were acquired by other companies and the history is no longer available in Alpha Vantage for most of them, </text:span><text:span text:style-name="T5">not to mention they are not available to currently invest in</text:span><text:span text:style-name="T2">. One aspect I’m trying to keep is to make this a repeatable process. If someone downloaded th</text:span><text:span text:style-name="T3">is</text:span><text:span text:style-name="T2"> repository and ran the program (say a few months from now) it’s possible that one (or more) of the 500 companies </text:span><text:span text:style-name="T5">could be </text:span><text:span text:style-name="T2">acquired by another company. If that was the case, then that ticker would be replaced by another one. The program would still run, </text:span><text:span text:style-name="T5">just with a potentially slightly different set of stock tickers</text:span><text:span text:style-name="T2">. </text:span><text:s/></text:p>
      <text:p text:style-name="P9"/>
      <text:p text:style-name="P7"/>
      <text:p text:style-name="P7">For this project, we will be looking at quarterly investment, holding positions for at least 3 months. Since we’ll be using quarterly financial statements, the time period corresponds to that. </text:p>
      <text:p text:style-name="P14">We will compare the returns of the models picks versus the SPY returns for each quarter and also for the overall year. </text:p>
      <text:p text:style-name="P3"/>
      <text:p text:style-name="P10"/>
      <text:p text:style-name="P10">Caution</text:p>
      <text:p text:style-name="P10"/>
      <text:p text:style-name="P10">This <text:span text:style-name="T5">project </text:span>is not a get rich quick methodology. </text:p>
      <text:p text:style-name="P10"/>
      <text:p text:style-name="P12">Any kind of investing involves risk and potential loss. </text:p>
      <text:p text:style-name="P10"/>
      <text:p text:style-name="P12">There are many factors that this project is not <text:span text:style-name="T5">considering</text:span> that may or may not greatly influence stock behavior such as technical factors (excluding price which will be used), macro economical factors, consumer sentiment (both overall and concerning individual stocks), geopolitical factors such as government policies and international relations.</text:p>
      <text:p text:style-name="P10"/>
      <text:p text:style-name="P17">While it is possible to make some money analyzing corporate financial statements. It’s also possible to lose money. There are no guarantees. </text:p>
      <text:p text:style-name="P17"/>
      <text:p text:style-name="P17">This project is simply an experiment, not investment advice. </text:p>
      <text:p text:style-name="P17"/>
      <text:p text:style-name="P17"/>
      <text:p text:style-name="P14"/>
      <text:p text:style-name="P14"><text:soft-page-break/>Assumptions</text:p>
      <text:p text:style-name="P14"/>
      <text:p text:style-name="P14">For this project, <text:span text:style-name="T5">we need to </text:span>mak<text:span text:style-name="T5">e</text:span> certain assumptions. </text:p>
      <text:p text:style-name="P14"/>
      <text:p text:style-name="P14">First, the transaction costs for buying and selling stocks are zero. This is true for more than one major brokerage. <text:s/></text:p>
      <text:p text:style-name="P14"/>
      <text:p text:style-name="P14">Second, that the bid ask spreads for S&amp;P 500 stocks are negligible. <text:span text:style-name="T5">Since we’re talking about (in general) more heavily traded stocks, there should be no problem buying or selling positions for any in this list.</text:span></text:p>
      <text:p text:style-name="P14"/>
      <text:p text:style-name="P14">Third, that while there are taxes to pay, <text:span text:style-name="T4">since the same dollar amount would be used for both routes </text:span><text:span text:style-name="T5">in this project</text:span><text:span text:style-name="T4">, that the taxes are approximately equivalent in rate (though not in dollar if one route has a better return than the other). The taxes could also be paid at different times. Conversely, if picking individual stocks results in a loss and those get sold, it could result in a reduction in taxes. </text:span></text:p>
      <text:p text:style-name="P16"/>
      <text:p text:style-name="P16">For this project, while we acknowledge the reality of taxes, but we are not incorporating these into the models since tax rates also take other factors into account such as income or place of residence.</text:p>
      <text:p text:style-name="P14"/>
      <text:p text:style-name="P3"/>
      <text:p text:style-name="P3">Challenges</text:p>
      <text:p text:style-name="P3"/>
      <text:p text:style-name="P3">Since we are working with past data, we already know how things turned out. But we’re going to make some rules to use. <text:span text:style-name="T5">If</text:span> <text:span text:style-name="T5">we </text:span>started to invest <text:span text:style-name="T3">in the past </text:span><text:span text:style-name="T5">(as opposed to today)</text:span>, we would not have the foreknowledge. </text:p>
      <text:p text:style-name="P13">In other words, <text:span text:style-name="T3">we need to prevent data leakage. </text:span><text:span text:style-name="T5">Specifically, </text:span><text:span text:style-name="T3">while we</text:span> can use <text:span text:style-name="T5">quarterly </text:span>returns <text:span text:style-name="T5">for each security </text:span>to monitor the results, we won’t <text:span text:style-name="T3">them </text:span>in the machine learning <text:span text:style-name="T3">itself</text:span>. </text:p>
      <text:p text:style-name="P13"/>
      <text:p text:style-name="P3"/>
      <text:p text:style-name="P4">We also need to deal with stock splits, <text:span text:style-name="T2">and dividends. So, we will be using the adjusted close price, which accounts for both of these aspects</text:span>.</text:p>
      <text:p text:style-name="P4"/>
      <text:p text:style-name="P4"/>
      <text:p text:style-name="P13"><text:span text:style-name="T3">Another item we need to consider is that different companies have different fiscal dates. For example if it is the second quarter in 2022, some companies might release financials in April, others in May, others in June. Because of this</text:span>, we’ll combine them into <text:span text:style-name="T3">quarters. In addition, we’ll be looking at a rolling 62 day period for the adjusted close price, which approximates the length of a quarter. We’re not concerned so much with day to day movement of stock tickers, rather a quarter to quarter movement, which corresponds to financial statements. </text:span></text:p>
      <text:p text:style-name="P13"/>
      <text:p text:style-name="P6"><text:span text:style-name="T2">In addition, some companies restate data as the first submission may have had missing data, so they <text:s/>might submit financial 2 times. </text:span><text:s/><text:span text:style-name="T2">We will need to account for this. </text:span><text:span text:style-name="T3">We’ll be using the latest date within a quarter. So, if a company submits financials on 4-7-22, then again on 4.29-22, we’ll use the later one. </text:span></text:p>
      <text:p text:style-name="P4"/>
      <text:p text:style-name="P4"/>
      <text:p text:style-name="P15">Missing data. Some fields have missing data in the financials. <text:span text:style-name="T5">We’ll go into this a bit later. </text:span></text:p>
      <text:p text:style-name="P15"/>
      <text:p text:style-name="P15"/>
      <text:p text:style-name="P15"/>
      <text:p text:style-name="P17"><text:soft-page-break/>TODO move this section to processing data </text:p>
      <text:p text:style-name="P15">To acccount for this, we’ll look at the entire history of financials (for all 3 parts: balance sheets, cash flow statements and income statements), going beyond just the year period we want to look at. To fill in the missing data, it would not make sense to use averages or medians since we’re dealing with time series, hence a trend. We’ll be using interpolation to plug in the gaps. Then, after interpolation, we’ll use a backfill in case the starting values are blank. </text:p>
      <text:p text:style-name="P14"/>
      <text:p text:style-name="P14">Going into more details: suppose we have a series of numbers for a financial column <text:s/></text:p>
      <text:p text:style-name="P14">[NULL, 10000, NULL, 30000, 35000, NULL]</text:p>
      <text:p text:style-name="P14">In the above, we will fill the NULL values, first using interpolation, so the middle value in this case becomes 20000</text:p>
      <text:p text:style-name="P14">[NULL, 10000, 20000, 30000, 35000, NULL]</text:p>
      <text:p text:style-name="P14">In this example, the first value is NULL, so we’d use a back fill. That first NULL then becomes 10000</text:p>
      <text:p text:style-name="P14">[10000, 10000, 20000, 30000, 35000, NULL]</text:p>
      <text:p text:style-name="P14">Finally, to fill in the last NULL we’ll use <text:s/>front fill, so that last NULL becomes 35000</text:p>
      <text:p text:style-name="P14">[10000, 10000, 20000, 30000, 35000, 35000]</text:p>
      <text:p text:style-name="P14"/>
      <text:p text:style-name="P14"/>
      <text:p text:style-name="P3"/>
      <text:p text:style-name="P3"/>
      <text:p text:style-name="P3"/>
      <text:p text:style-name="P3"/>
      <text:p text:style-name="P3"/>
      <text:p text:style-name="P7"/>
      <text:p text:style-name="P11"><text:s/></text:p>
      <text:p text:style-name="P3"/>
      <text:p text:style-name="P3"/>
      <text:p text:style-name="P3"/>
      <text:p text:style-name="P11">Data Pulling </text:p>
      <text:p text:style-name="P11"/>
      <text:p text:style-name="P11">We will be pulling in data for all stocks that currently make up the SPY, as well as any stock that was part of the SPY since 2020 but is no longer such. </text:p>
      <text:p text:style-name="P11">The data includes, price history, dividend history, financial statements including balance sheets, income statements and cash flows. </text:p>
      <text:p text:style-name="P11"/>
      <text:p text:style-name="P11"/>
      <text:p text:style-name="P11">Data Manipulation </text:p>
      <text:p text:style-name="P11"/>
      <text:p text:style-name="P11">we will be taking only what we need – the <text:span text:style-name="T2">5 quarters mentioned above although we will be using data outside of the 5 quarter period to help us calculate a few items like rolling adjusted price average. We will also use past financial statement data to interpolate any potential missing data in financial statements. We want to have as complete as data set as possible. </text:span><text:s/></text:p>
      <text:p text:style-name="P3"/>
      <text:p text:style-name="P3"/>
      <text:p text:style-name="P3"/>
      <text:p text:style-name="P3"/>
      <text:p text:style-name="P3"/>
      <text:p text:style-name="P3"/>
      <text:p text:style-name="P3"/>
      <text:p text:style-name="P19"><text:soft-page-break/>NOTE remove in final edit… </text:p>
      <text:p text:style-name="P20">Exporting the requirements.txt file </text:p>
      <text:p text:style-name="P20">pip list --format=freeze &gt; requirements.txt</text:p>
      <text:p text:style-name="P3"/>
      <text:p text:style-name="P3"/>
      <text:p text:style-name="P3"/>
      <text:p text:style-name="P21">Problems… some infinity values </text:p>
      <text:p text:style-name="P21">replace with nan then ffill </text:p>
      <text:p text:style-name="P3"><text:s/></text:p>
      <text:p text:style-name="P3"/>
      <text:p text:style-name="P1"/>
      <text:p text:style-name="P1"/>
      <text:p text:style-name="P1"><text:s/></text:p>
      <text:p text:style-name="P1"/>
      <text:p text:style-name="P1"/>
      <text:p text:style-name="P18">To set up the python environment</text:p>
      <text:p text:style-name="P18">navigate to the following directory where the requirements file lives</text:p>
      <text:p text:style-name="P18">conda create –name your_environment_name python==3.11</text:p>
      <text:p text:style-name="P18">conda activate name_your_environment</text:p>
      <text:p text:style-name="P18">pip install -r requirements.tx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8:40:21.214103107</meta:creation-date>
    <dc:date>2025-02-28T13:58:55.902294336</dc:date>
    <meta:editing-duration>PT7H52M36S</meta:editing-duration>
    <meta:editing-cycles>11</meta:editing-cycles>
    <meta:generator>LibreOffice/7.3.7.2$Linux_X86_64 LibreOffice_project/30$Build-2</meta:generator>
    <meta:document-statistic meta:table-count="0" meta:image-count="0" meta:object-count="0" meta:page-count="5" meta:paragraph-count="67" meta:word-count="1640" meta:character-count="9493" meta:non-whitespace-character-count="7860"/>
  </office:meta>
</office:document-meta>
</file>